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1.346cm" fo:min-width="4.216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6" style:family="graphic" style:parent-style-name="Green_5f_line">
      <style:graphic-properties draw:marker-end="" draw:textarea-vertical-align="middle"/>
    </style:style>
    <style:style style:name="gr7" style:family="graphic" style:parent-style-name="Green_5f_line">
      <style:graphic-properties draw:textarea-vertical-align="middle"/>
    </style:style>
    <style:style style:name="gr8" style:family="graphic" style:parent-style-name="Green_5f_line">
      <style:graphic-properties draw:stroke="none"/>
      <style:paragraph-properties style:writing-mode="lr-tb"/>
    </style:style>
    <style:style style:name="gr9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10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27cm" svg:x="3.489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8" draw:id="id8" draw:layer="layout" svg:width="3.048cm" svg:height="1.27cm" svg:x="3.489cm" svg:y="20.05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216cm" svg:height="0.711cm" svg:x="2.905cm" svg:y="4.175cm">
          <text:p><text:span text:style-name="T1">count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216cm" svg:height="1.346cm" svg:x="2.905cm" svg:y="8.544cm">
          <text:p>attr=</text:p>
          <text:p>count+=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3.422cm" svg:height="1.346cm" svg:x="3.302cm" svg:y="5.44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5" draw:id="id5" draw:layer="layout" svg:width="4.216cm" svg:height="1.865cm" svg:x="2.905cm" svg:y="10.525cm">
          <text:p>count &gt; 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6" draw:id="id6" draw:layer="layout" svg:width="4.216cm" svg:height="1.865cm" svg:x="6.68cm" svg:y="12.747cm">
          <text:p>[%1]==[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7" draw:id="id7" draw:layer="layout" svg:width="4.216cm" svg:height="0.711cm" svg:x="10.163cm" svg:y="15.211cm">
          <text:p><text:span text:style-name="T1">timeo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4.216cm" svg:height="0.711cm" svg:x="10.163cm" svg:y="17.751cm">
          <text:p><text:span text:style-name="T1">sh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layer="layout" draw:type="line" svg:x1="5.013cm" svg:y1="3.54cm" svg:x2="5.013cm" svg:y2="4.175cm" draw:start-shape="id1" draw:start-glue-point="6" draw:end-shape="id2" draw:end-glue-point="4" svg:d="M5013 3540v635" svg:viewBox="0 0 1 636">
          <text:p/>
        </draw:connector>
        <draw:connector draw:style-name="gr6" draw:layer="layout" draw:type="line" svg:x1="5.013cm" svg:y1="4.886cm" svg:x2="5.013cm" svg:y2="5.445cm" draw:start-shape="id2" draw:start-glue-point="6" draw:end-shape="id3" draw:end-glue-point="5" svg:d="M5013 4886v559" svg:viewBox="0 0 1 560">
          <text:p/>
        </draw:connector>
        <draw:connector draw:style-name="gr6" xml:id="id12" draw:id="id12" draw:layer="layout" draw:type="line" svg:x1="5.013cm" svg:y1="6.791cm" svg:x2="5.013cm" svg:y2="8.544cm" draw:start-shape="id3" draw:start-glue-point="8" draw:end-shape="id4" draw:end-glue-point="4" svg:d="M5013 6791v1753" svg:viewBox="0 0 1 1754">
          <text:p/>
        </draw:connector>
        <draw:connector draw:style-name="gr6" draw:layer="layout" draw:type="line" svg:x1="5.013cm" svg:y1="9.89cm" svg:x2="5.013cm" svg:y2="10.525cm" draw:start-shape="id4" draw:start-glue-point="6" draw:end-shape="id5" draw:end-glue-point="4" svg:d="M5013 9890v635" svg:viewBox="0 0 1 636">
          <text:p/>
        </draw:connector>
        <draw:connector draw:style-name="gr7" draw:layer="layout" svg:x1="7.121cm" svg:y1="11.458cm" svg:x2="8.788cm" svg:y2="12.747cm" draw:start-shape="id5" draw:start-glue-point="7" draw:end-shape="id6" draw:end-glue-point="4" svg:d="M7121 11458h1667v1289" svg:viewBox="0 0 1668 1290">
          <text:p/>
        </draw:connector>
        <draw:connector draw:style-name="gr7" draw:layer="layout" svg:x1="10.896cm" svg:y1="13.68cm" svg:x2="12.271cm" svg:y2="15.211cm" draw:start-shape="id6" draw:start-glue-point="7" draw:end-shape="id7" draw:end-glue-point="4" svg:d="M10896 13680h1375v1531" svg:viewBox="0 0 1376 1532">
          <text:p/>
        </draw:connector>
        <draw:connector draw:style-name="gr7" draw:layer="layout" draw:type="line" svg:x1="5.013cm" svg:y1="12.39cm" svg:x2="5.013cm" svg:y2="20.05cm" draw:start-shape="id5" draw:start-glue-point="6" draw:end-shape="id8" draw:end-glue-point="4" svg:d="M5013 12390v7660" svg:viewBox="0 0 1 7661">
          <text:p/>
        </draw:connector>
        <draw:connector draw:style-name="gr6" xml:id="id10" draw:id="id10" draw:layer="layout" draw:line-skew="0.368cm" svg:x1="12.271cm" svg:y1="18.462cm" svg:x2="16.197cm" svg:y2="19.764cm" draw:start-shape="id9" draw:start-glue-point="6" svg:d="M12271 18462v1270h3926v32" svg:viewBox="0 0 3927 1303">
          <text:p/>
        </draw:connector>
        <draw:connector draw:style-name="gr6" xml:id="id11" draw:id="id11" draw:layer="layout" draw:type="line" svg:x1="16.197cm" svg:y1="19.764cm" svg:x2="16.257cm" svg:y2="7.702cm" draw:start-shape="id10" draw:start-glue-point="3" svg:d="M16197 19764l60-12062" svg:viewBox="0 0 61 12063">
          <text:p/>
        </draw:connector>
        <draw:frame draw:style-name="gr8" draw:layer="layout" svg:width="1.27cm" svg:height="0.317cm" svg:x="7.032cm" svg:y="10.843cm">
          <draw:text-box>
            <text:p>нет</text:p>
          </draw:text-box>
        </draw:frame>
        <draw:frame draw:style-name="gr8" draw:layer="layout" svg:width="0.953cm" svg:height="0.317cm" svg:x="4.175cm" svg:y="12.43cm">
          <draw:text-box>
            <text:p>да</text:p>
          </draw:text-box>
        </draw:frame>
        <draw:frame draw:style-name="gr8" draw:layer="layout" svg:width="1.269cm" svg:height="0.317cm" svg:x="10.843cm" svg:y="13.065cm">
          <draw:text-box>
            <text:p>нет</text:p>
          </draw:text-box>
        </draw:frame>
        <draw:frame draw:style-name="gr8" draw:layer="layout" svg:width="0.953cm" svg:height="0.317cm" svg:x="5.762cm" svg:y="13.065cm">
          <draw:text-box>
            <text:p>да</text:p>
          </draw:text-box>
        </draw:frame>
        <draw:connector draw:style-name="gr7" draw:layer="layout" draw:type="line" svg:x1="16.257cm" svg:y1="7.702cm" svg:x2="5.013cm" svg:y2="7.667cm" draw:start-shape="id11" draw:start-glue-point="3" draw:end-shape="id12" draw:end-glue-point="0" svg:d="M16257 7702l-11244-35" svg:viewBox="0 0 11245 36">
          <text:p/>
        </draw:connector>
        <draw:custom-shape draw:style-name="gr9" draw:text-style-name="P1" xml:id="id13" draw:id="id13" draw:layer="layout" svg:width="4.216cm" svg:height="0.711cm" svg:x="10.163cm" svg:y="16.481cm">
          <text:p><text:span text:style-name="T1">%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6.68cm" svg:y1="13.68cm" svg:x2="5.016cm" svg:y2="13.695cm" draw:start-shape="id6" draw:start-glue-point="5" svg:d="M6680 13680l-1664 15" svg:viewBox="0 0 1665 16">
          <text:p/>
        </draw:connector>
        <draw:connector draw:style-name="gr11" draw:text-style-name="P2" draw:layer="layout" draw:type="line" svg:x1="12.271cm" svg:y1="15.922cm" svg:x2="12.271cm" svg:y2="16.481cm" draw:end-shape="id13" draw:end-glue-point="4" svg:d="M12271 15922v559" svg:viewBox="0 0 1 560">
          <text:p/>
        </draw:connector>
        <draw:connector draw:style-name="gr11" draw:text-style-name="P2" draw:layer="layout" draw:type="line" svg:x1="12.271cm" svg:y1="17.192cm" svg:x2="12.271cm" svg:y2="17.751cm" draw:start-shape="id13" draw:start-glue-point="6" draw:end-shape="id9" draw:end-glue-point="4" svg:d="M12271 17192v559" svg:viewBox="0 0 1 5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203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09T23:23:41.049000000</dc:date>
    <meta:editing-duration>PT6H35M23S</meta:editing-duration>
    <meta:editing-cycles>43</meta:editing-cycles>
    <meta:document-statistic meta:object-count="27"/>
  </office:meta>
</office:document-meta>
</file>